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645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victims-and-offenders-by-age-g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and-offenders-by-age-g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ge</text:p>
          </table:table-cell>
          <table:table-cell table:style-name="ce21" table:number-columns-spanned="2" table:number-rows-spanned="1" office:value-type="string">
            <text:p>Victim</text:p>
          </table:table-cell>
          <table:covered-table-cell/>
          <table:table-cell table:style-name="ce21" table:number-columns-spanned="3" table:number-rows-spanned="1" office:value-type="string">
            <text:p>Offender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2" office:value-type="string">
            <text:p>Under 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10--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13--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3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3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3" office:value-type="float" office:value="17">
            <text:p>17</text:p>
          </table:table-cell>
          <table:table-cell/>
          <table:table-cell table:style-name="ce21" office:value-type="float" office:value="73">
            <text:p>73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3" office:value-type="float" office:value="18">
            <text:p>18</text:p>
          </table:table-cell>
          <table:table-cell/>
          <table:table-cell table:style-name="ce21" office:value-type="float" office:value="75">
            <text:p>7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3" office:value-type="float" office:value="19">
            <text:p>19</text:p>
          </table:table-cell>
          <table:table-cell/>
          <table:table-cell table:style-name="ce21" office:value-type="float" office:value="83">
            <text:p>83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3" office:value-type="float" office:value="20">
            <text:p>20</text:p>
          </table:table-cell>
          <table:table-cell/>
          <table:table-cell table:style-name="ce21" office:value-type="float" office:value="75">
            <text:p>75</text:p>
          </table:table-cell>
          <table:table-cell table:style-name="ce21" office:value-type="float" office:value="95">
            <text:p>95</text:p>
          </table:table-cell>
        </table:table-row>
        <table:table-row table:style-name="ro2">
          <table:table-cell table:style-name="ce23" office:value-type="float" office:value="21">
            <text:p>21</text:p>
          </table:table-cell>
          <table:table-cell/>
          <table:table-cell table:style-name="ce21" office:value-type="float" office:value="62">
            <text:p>62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3" office:value-type="float" office:value="22">
            <text:p>22</text:p>
          </table:table-cell>
          <table:table-cell/>
          <table:table-cell table:style-name="ce21" office:value-type="float" office:value="57">
            <text:p>57</text:p>
          </table:table-cell>
          <table:table-cell table:style-name="ce21" office:value-type="float" office:value="69">
            <text:p>69</text:p>
          </table:table-cell>
          <table:table-cell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3" office:value-type="float" office:value="23">
            <text:p>23</text:p>
          </table:table-cell>
          <table:table-cell/>
          <table:table-cell table:style-name="ce21" office:value-type="float" office:value="28">
            <text:p>28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3" office:value-type="float" office:value="24">
            <text:p>24</text:p>
          </table:table-cell>
          <table:table-cell/>
          <table:table-cell table:style-name="ce21" office:value-type="float" office:value="30">
            <text:p>30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25-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30-34</text:p>
          </table:table-cell>
          <table:table-cell/>
          <table:table-cell table:style-name="ce21" office:value-type="float" office:value="124">
            <text:p>124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35-39</text:p>
          </table:table-cell>
          <table:table-cell/>
          <table:table-cell table:style-name="ce21" office:value-type="float" office:value="115">
            <text:p>115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40-4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45-49</text:p>
          </table:table-cell>
          <table:table-cell/>
          <table:table-cell table:style-name="ce21" office:value-type="float" office:value="31">
            <text:p>3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50-54</text:p>
          </table:table-cell>
          <table:table-cell/>
          <table:table-cell table:style-name="ce21" office:value-type="float" office:value="17">
            <text:p>17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55-59</text:p>
          </table:table-cell>
          <table:table-cell/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60-64</text:p>
          </table:table-cell>
          <table:table-cell/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65 &amp; Over</text:p>
          </table:table-cell>
          <table:table-cell/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74">
            <text:p>174</text:p>
          </table:table-cell>
          <table:table-cell table:style-name="ce21"/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formula="oooc:=SUM([.B3:.B25])" office:value-type="string">
            <text:p>15</text:p>
          </table:table-cell>
          <table:table-cell table:formula="oooc:=SUM([.C3:.C25])" office:value-type="string">
            <text:p>1659</text:p>
          </table:table-cell>
          <table:table-cell table:formula="oooc:=SUM([.D3:.D25])" office:value-type="string">
            <text:p>1722</text:p>
          </table:table-cell>
          <table:table-cell table:formula="oooc:=SUM([.E3:.E25])" office:value-type="string">
            <text:p>15</text:p>
          </table:table-cell>
          <table:table-cell table:formula="oooc:=SUM([.F3:.F25])" office:value-type="string">
            <text:p>69</text:p>
          </table:table-cell>
        </table:table-row>
        <table:table-row table:style-name="ro2">
          <table:table-cell table:style-name="ce22" office:value-type="string">
            <text:p>Whit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m. Ind. or Alaskan Native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Asian or Pacific Isl.</text:p>
          </table:table-cell>
          <table:table-cell/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9">
            <text:p>49</text:p>
          </table:table-cell>
          <table:table-cell/>
          <table:table-cell table:style-name="ce21" office:value-type="float" office:value="70">
            <text:p>70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formula="oooc:=SUM([.B27:.B31])" office:value-type="string">
            <text:p>15</text:p>
          </table:table-cell>
          <table:table-cell table:formula="oooc:=SUM([.C27:.C31])" office:value-type="string">
            <text:p>1659</text:p>
          </table:table-cell>
          <table:table-cell table:formula="oooc:=SUM([.D27:.D31])" office:value-type="string">
            <text:p>1722</text:p>
          </table:table-cell>
          <table:table-cell table:formula="oooc:=SUM([.E27:.E31])" office:value-type="string">
            <text:p>11</text:p>
          </table:table-cell>
          <table:table-cell table:formula="oooc:=SUM([.F27:.F31])" office:value-type="string">
            <text:p>73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and-offenders-by-age-ge" style:display-name="PageStyle_victims-and-offenders-by-age-ge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